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9eb" officeooo:paragraph-rsid="0016d9eb"/>
    </style:style>
    <style:style style:name="P2" style:family="paragraph" style:parent-style-name="Standard">
      <style:paragraph-properties fo:text-align="start" style:justify-single-word="false"/>
      <style:text-properties officeooo:rsid="0016d9eb" officeooo:paragraph-rsid="0016d9eb"/>
    </style:style>
    <style:style style:name="P3" style:family="paragraph" style:parent-style-name="Standard">
      <style:paragraph-properties fo:text-align="start" style:justify-single-word="false"/>
      <style:text-properties officeooo:rsid="0016d9eb" officeooo:paragraph-rsid="0016d9eb"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2</text:p>
      <text:p text:style-name="P2"/>
      <text:p text:style-name="P2">- let us take look at some of the big pictures - </text:p>
      <text:p text:style-name="P2"><text:s text:c="2"/>refer to the big-pictures and understand the </text:p>
      <text:p text:style-name="P2"><text:s text:c="2"/>set-up of processes - understand the user-space </text:p>
      <text:p text:style-name="P2"><text:s text:c="2"/>set-up of processes and understand the system-space</text:p>
      <text:p text:style-name="P2"><text:s text:c="2"/>set-up of processes <text:s/></text:p>
      <text:p text:style-name="P2"/>
      <text:p text:style-name="P2">- as per operating system definition, each </text:p>
      <text:p text:style-name="P2"><text:s text:c="2"/>active application is managed, using a </text:p>
      <text:p text:style-name="P2"><text:s text:c="2"/>process - as per operating system set-up, </text:p>
      <text:p text:style-name="P2"><text:s text:c="2"/>we can have several active processes, </text:p>
      <text:p text:style-name="P2"><text:s text:c="2"/>in the system, at the same time - this is </text:p>
      <text:p text:style-name="P2"><text:s text:c="2"/>the beginning of multitasking ???</text:p>
      <text:p text:style-name="P2"/>
      <text:p text:style-name="P2">- process is an operating system entity/service -</text:p>
      <text:p text:style-name="P2"><text:s text:c="2"/>we need operating system support, for processes</text:p>
      <text:p text:style-name="P2">- without OS support, we cannot create/delete/</text:p>
      <text:p text:style-name="P2"><text:s text:c="2"/>manage processes </text:p>
      <text:p text:style-name="P2"><text:s text:c="3"/></text:p>
      <text:p text:style-name="P2"/>
      <text:p text:style-name="P2">- every active application is managed using </text:p>
      <text:p text:style-name="P2"><text:s text:c="2"/>an unique process - most common case is </text:p>
      <text:p text:style-name="P2"><text:s text:c="2"/>one process for each active application - </text:p>
      <text:p text:style-name="P2"><text:s text:c="2"/>however, in the real-world implementations, </text:p>
      <text:p text:style-name="P2"><text:s text:c="2"/>there are other scenarios ??</text:p>
      <text:p text:style-name="P2"/>
      <text:p text:style-name="P2">- every process has a well defined set-up, </text:p>
      <text:p text:style-name="P2"><text:s text:c="2"/>in the operating system </text:p>
      <text:p text:style-name="P2"/>
      <text:p text:style-name="P2">- as part of the set-up, operating system/kernel </text:p>
      <text:p text:style-name="P2"><text:s text:c="2"/>maintain several system objects, for each </text:p>
      <text:p text:style-name="P2"><text:s text:c="2"/>process, in the system space - there is a </text:p>
      <text:p text:style-name="P2"><text:s text:c="2"/>a pd and a set of nested objects, for each </text:p>
      <text:p text:style-name="P2"><text:s text:c="2"/>process /active application - this is set-up, </text:p>
      <text:p text:style-name="P2"><text:s text:c="2"/>for every new process created, in the system </text:p>
      <text:p text:style-name="P2"><text:s text:c="2"/>- all these pds are managed by the system - </text:p>
      <text:p text:style-name="P2"><text:s text:c="2"/>in this case, process manager manages all </text:p>
      <text:p text:style-name="P2"><text:s text:c="2"/>the pds, in the system - this is the system-space</text:p>
      <text:p text:style-name="P2"><text:s text:c="2"/>perspective - the next provides the user-space </text:p>
      <text:p text:style-name="P2"><text:s text:c="2"/>perspective ??? pd contains enough information </text:p>
      <text:p text:style-name="P2"><text:s text:c="2"/>to manage and control a process - as we will </text:p>
      <text:p text:style-name="P2"><text:s text:c="2"/>see more, using the pd and its related information, </text:p>
      <text:p text:style-name="P2"><text:s text:c="2"/>we can control active applications/processes, during </text:p>
      <text:p text:style-name="P2"><text:s text:c="2"/>run-time <text:s/></text:p>
      <text:p text:style-name="P2"/>
      <text:p text:style-name="P2">- user-space perspective of processes - in the </text:p>
      <text:p text:style-name="P2"><text:s text:c="2"/>user-space, a process is represented, using </text:p>
      <text:p text:style-name="P2"><text:s text:c="2"/>a process address-space - this address-space/ </text:p>
      <text:p text:style-name="P2"><text:s text:c="2"/>memory map is not conventional, but uses </text:p>
      <text:p text:style-name="P2"><text:s text:c="2"/>logical or virtual addresses - so, the address-space</text:p>
      <text:p text:style-name="P2"><text:s text:c="2"/>/memory map is not of physical addresses, </text:p>
      <text:p text:style-name="P2"><text:soft-page-break/><text:s text:c="2"/>but logical or virtual addresses</text:p>
      <text:p text:style-name="P2">note: in the case of conventional embedded </text:p>
      <text:p text:style-name="P2"><text:s text:c="6"/>systems/applications, we may use <text:s/></text:p>
      <text:p text:style-name="P2"><text:s text:c="6"/>conventional address-spaces/memory-maps, </text:p>
      <text:p text:style-name="P2"><text:s text:c="6"/>based on the physical addresses <text:s text:c="2"/></text:p>
      <text:p text:style-name="P2">- for each process, there is a well defined </text:p>
      <text:p text:style-name="P2"><text:s text:c="2"/>address-space managed, for the process - </text:p>
      <text:p text:style-name="P2"><text:s text:c="2"/>this well defined address-space is exported</text:p>
      <text:p text:style-name="P2"><text:s text:c="2"/>to the user-space and used by the application </text:p>
      <text:p text:style-name="P2">- in an OS platform, there will be several </text:p>
      <text:p text:style-name="P2"><text:s text:c="2"/>virtual/logical address-spaces, for </text:p>
      <text:p text:style-name="P2"><text:s text:c="2"/>several processes, in the system - meaning, </text:p>
      <text:p text:style-name="P2"><text:s text:c="2"/>there will one dedicated virtual/logical address-space</text:p>
      <text:p text:style-name="P2"><text:s text:c="2"/>per process <text:s/></text:p>
      <text:p text:style-name="P2">- in a conventional embedded platform, there will </text:p>
      <text:p text:style-name="P2"><text:s text:c="2"/>be a single address-space or memory-map</text:p>
      <text:p text:style-name="P2">- so, the sw models used, in operating system </text:p>
      <text:p text:style-name="P2"><text:s text:c="2"/>platforms are more complicated, than sw models</text:p>
      <text:p text:style-name="P2"><text:s text:c="2"/>using, in OS-unaware platforms</text:p>
      <text:p text:style-name="P2"/>
      <text:p text:style-name="P2">- once you understand the basic set-up of processes, </text:p>
      <text:p text:style-name="P2"><text:s text:c="2"/>we use OS services to create and manage processes ?? <text:s/></text:p>
      <text:p text:style-name="P2">- process creation, deletion and management is </text:p>
      <text:p text:style-name="P2"><text:s text:c="2"/>done, by process manager/subsystem of the </text:p>
      <text:p text:style-name="P2"><text:s text:c="2"/>OS/kernel</text:p>
      <text:p text:style-name="P2">- process manager/subsystem is a core component of </text:p>
      <text:p text:style-name="P2"><text:s text:c="2"/>OS, so resides, in the kernel / kernel-space </text:p>
      <text:p text:style-name="P2">note: in most text books/academic references, </text:p>
      <text:p text:style-name="P2"><text:s text:c="6"/>kernel is treated, as OS </text:p>
      <text:p text:style-name="P2">note: use uname -r, for extracting version of </text:p>
      <text:p text:style-name="P2"><text:s text:c="6"/>core of the OS </text:p>
      <text:p text:style-name="P2">note: use <text:s/>cat <text:s/>/etc/os-release, for extracting </text:p>
      <text:p text:style-name="P2"><text:s text:c="6"/>the complete OS version, which includes </text:p>
      <text:p text:style-name="P2"><text:s text:c="6"/>core + non-core components </text:p>
      <text:p text:style-name="P2"/>
      <text:p text:style-name="P2"/>
      <text:p text:style-name="P2">- process manager exports appropriate system </text:p>
      <text:p text:style-name="P2"><text:s text:c="2"/>services, using system call APIs - these are</text:p>
      <text:p text:style-name="P2"><text:s text:c="2"/>known as process management system call APIs - </text:p>
      <text:p text:style-name="P2"><text:s text:c="2"/>some of the familiar APIs are fork() and execl() </text:p>
      <text:p text:style-name="P2">- as a developer,the typical approach to </text:p>
      <text:p text:style-name="P2"><text:s text:c="2"/>accessing core OS services is to use </text:p>
      <text:p text:style-name="P2"><text:s text:c="2"/>system call APIS</text:p>
      <text:p text:style-name="P2">- however, for convenience and operations, </text:p>
      <text:p text:style-name="P2"><text:s text:c="2"/>many of the OS services are provided, using </text:p>
      <text:p text:style-name="P2"><text:s text:c="2"/>system utilities - for typical system operations, </text:p>
      <text:p text:style-name="P2"><text:s text:c="2"/>system utilities are commonly used <text:s text:c="2"/></text:p>
      <text:p text:style-name="P2"/>
      <text:p text:style-name="P2"/>
      <text:p text:style-name="P2">- processes are typically used for multitasking, </text:p>
      <text:p text:style-name="P2"><text:s text:c="2"/>in larger applications - in addition, processes </text:p>
      <text:p text:style-name="P2"><text:s text:c="2"/>are used, in GPOS commonly - in addition, </text:p>
      <text:p text:style-name="P2"><text:soft-page-break/><text:s text:c="2"/>in specialized systems, where reliability and </text:p>
      <text:p text:style-name="P2"><text:s text:c="2"/>robustness is needed, processes are still used </text:p>
      <text:p text:style-name="P2"/>
      <text:p text:style-name="P2">- processes and threads may be used together, for </text:p>
      <text:p text:style-name="P2"><text:s text:c="2"/>multitasking, in real-world applications - initially, </text:p>
      <text:p text:style-name="P2"><text:s text:c="2"/>we will deal, with multitasking, using processes -</text:p>
      <text:p text:style-name="P2"><text:s text:c="2"/>later, with threads and hybrid models <text:s/></text:p>
      <text:p text:style-name="P2"/>
      <text:p text:style-name="P2"/>
      <text:p text:style-name="P2">- in an Unix/Linux system, processes are involved, </text:p>
      <text:p text:style-name="P2"><text:s text:c="2"/>in managing most services - many of the non-core</text:p>
      <text:p text:style-name="P2"><text:s text:c="2"/>services use processes,as the base, for </text:p>
      <text:p text:style-name="P2"><text:s text:c="2"/>multitasking </text:p>
      <text:p text:style-name="P2"/>
      <text:p text:style-name="P2">- every process is assigned its own process-address - </text:p>
      <text:p text:style-name="P2"><text:s text:c="2"/>this address space is set-up, using logical or </text:p>
      <text:p text:style-name="P2"><text:s text:c="2"/>virtual addresses of the processor and OS - </text:p>
      <text:p text:style-name="P2"><text:s text:c="2"/>in addition, each address space is mapped to </text:p>
      <text:p text:style-name="P2"><text:s text:c="2"/>corresponding physical addresses, using tables </text:p>
      <text:p text:style-name="P2"><text:s text:c="2"/>like page tables</text:p>
      <text:p text:style-name="P2"/>
      <text:p text:style-name="P2">- logical addresses/virtual addresses/address-spaces </text:p>
      <text:p text:style-name="P2"><text:s text:c="2"/>are provided, by processor and OS platforms - </text:p>
      <text:p text:style-name="P2"><text:s text:c="2"/>processor provides low-level features and </text:p>
      <text:p text:style-name="P2"><text:s text:c="2"/>it is the OS, that actually manages the </text:p>
      <text:p text:style-name="P2"><text:s text:c="2"/>address-spaces, for processes</text:p>
      <text:p text:style-name="P2">- in typical embedded scenarios, we may </text:p>
      <text:p text:style-name="P2"><text:s text:c="2"/>come across following nodes :</text:p>
      <text:p text:style-name="P2"><text:s text:c="5"/>- sophisticated nodes, with processors </text:p>
      <text:p text:style-name="P2"><text:s text:c="7"/>supporting MMU, virtual addresses/virtual </text:p>
      <text:p text:style-name="P2"><text:s text:c="7"/>address-spaces</text:p>
      <text:p text:style-name="P2"><text:s text:c="5"/>- sophisticated nodes, with processors </text:p>
      <text:p text:style-name="P2"><text:s text:c="7"/>supporting MPU, no logical/physical </text:p>
      <text:p text:style-name="P2"><text:s text:c="7"/>addresses</text:p>
      <text:p text:style-name="P2"><text:s text:c="5"/>- simple nodes, with processors </text:p>
      <text:p text:style-name="P2"><text:s text:c="7"/>, without MMU/MPU</text:p>
      <text:p text:style-name="P2">- in all the above cases, we may OS platforms,</text:p>
      <text:p text:style-name="P2"><text:s text:c="2"/>for the systems <text:s text:c="5"/></text:p>
      <text:p text:style-name="P2">- in the case of GPOS, we will be dealing, </text:p>
      <text:p text:style-name="P2"><text:s text:c="2"/>with processors supporting MMU/virtual </text:p>
      <text:p text:style-name="P2"><text:s text:c="2"/>address-spaces/virtual addresses </text:p>
      <text:p text:style-name="P2"/>
      <text:p text:style-name="P2">note: we will see more details, during </text:p>
      <text:p text:style-name="P2"><text:s text:c="6"/>memory management of processes and </text:p>
      <text:p text:style-name="P2"><text:s text:c="6"/>system </text:p>
      <text:p text:style-name="P2">- as part of the process address-space, a large </text:p>
      <text:p text:style-name="P2"><text:s text:c="2"/>portion is exported to user-space and the </text:p>
      <text:p text:style-name="P2"><text:s text:c="2"/>active application - refer to pdfs and diagrams</text:p>
      <text:p text:style-name="P2"/>
      <text:p text:style-name="P2">- currently, let us accept the basic set-up </text:p>
      <text:p text:style-name="P2"><text:s text:c="2"/>of processes and their address-spaces, and </text:p>
      <text:p text:style-name="P2"><text:s text:c="2"/>we will explore more, during memory management <text:s/></text:p>
      <text:p text:style-name="P2"><text:soft-page-break/></text:p>
      <text:p text:style-name="P2">note: many of the fields of pds of processes </text:p>
      <text:p text:style-name="P2"><text:s text:c="6"/>are used to manage the processes and </text:p>
      <text:p text:style-name="P2"><text:s text:c="6"/>most important of them is pid ?? we can </text:p>
      <text:p text:style-name="P2"><text:s text:c="6"/>treat this, as the handle to a process ??</text:p>
      <text:p text:style-name="P2">- every process is managed using a pd/system </text:p>
      <text:p text:style-name="P2"><text:s text:c="2"/>object, which maintains attributes of a </text:p>
      <text:p text:style-name="P2"><text:s text:c="2"/>process, like :</text:p>
      <text:p text:style-name="P2"><text:s text:c="11"/>- pid - process identifier </text:p>
      <text:p text:style-name="P2"/>
      <text:p text:style-name="P2"><text:s text:c="11"/>- user credentials of the sesssion </text:p>
      <text:p text:style-name="P2"/>
      <text:p text:style-name="P2"><text:s text:c="11"/>- state of the process ??</text:p>
      <text:p text:style-name="P2"/>
      <text:p text:style-name="P2"><text:s text:c="11"/>- scheduling parameters of the process</text:p>
      <text:p text:style-name="P2"/>
      <text:p text:style-name="P2"><text:s text:c="11"/>- pointers to nested objects </text:p>
      <text:p text:style-name="P2"/>
      <text:p text:style-name="P2"><text:s text:c="11"/>- these nested objects are used to maintain </text:p>
      <text:p text:style-name="P2"><text:s text:c="13"/>resources on-behalf of the process <text:s/></text:p>
      <text:p text:style-name="P2"/>
      <text:p text:style-name="P2"><text:s text:c="11"/>- maintain hw context on-behalf of the process</text:p>
      <text:p text:style-name="P2"/>
      <text:p text:style-name="P2">- pd of a process is used to manage and control the </text:p>
      <text:p text:style-name="P2"><text:s text:c="2"/>process - how is it possible to manage / control </text:p>
      <text:p text:style-name="P2"><text:s text:c="2"/>a process, using its pd ??</text:p>
      <text:p text:style-name="P2"/>
      <text:p text:style-name="P2">- based on the run-time state of the process, the </text:p>
      <text:p text:style-name="P2"><text:s text:c="2"/>pd of the process is maintained, in different </text:p>
      <text:p text:style-name="P2"><text:s text:c="2"/>lists/queues of the system, like rqs and wqs of <text:s/></text:p>
      <text:p text:style-name="P2"><text:s text:c="2"/>the system ??</text:p>
      <text:p text:style-name="P2"/>
      <text:p text:style-name="P2">- using pid of the process and system utilities/</text:p>
      <text:p text:style-name="P2"><text:s text:c="2"/>system call APIs, we can control a process/</text:p>
      <text:p text:style-name="P2"><text:s text:c="2"/>active application, as needed ???</text:p>
      <text:p text:style-name="P2"/>
      <text:p text:style-name="P2">- let us understand processes, using certain </text:p>
      <text:p text:style-name="P2"><text:s text:c="2"/>scenarios /demos/commands <text:s/>?? creation of </text:p>
      <text:p text:style-name="P2"><text:s text:c="2"/>processes and listing their attributes ??</text:p>
      <text:p text:style-name="P2"/>
      <text:p text:style-name="P2">- let us understand life-cycle of a process, </text:p>
      <text:p text:style-name="P2"><text:s text:c="2"/>using certain scenarios/demos/commands ???</text:p>
      <text:p text:style-name="P2"/>
      <text:p text:style-name="P2">- for instance, let us launch /load a set </text:p>
      <text:p text:style-name="P2"><text:s text:c="2"/>of applications/instances, as processes :</text:p>
      <text:p text:style-name="P2"/>
      <text:p text:style-name="P2"><text:s text:c="3"/>taskset 0x00000001 <text:s/>./w1&amp;</text:p>
      <text:p text:style-name="P2"/>
      <text:p text:style-name="P2"><text:s text:c="3"/>taskset 0x00000001 <text:s/>./w1&amp;</text:p>
      <text:p text:style-name="P2"/>
      <text:p text:style-name="P2"><text:s text:c="3"/>taskset 0x00000002 <text:s/>./w1&amp;</text:p>
      <text:p text:style-name="P2"/>
      <text:p text:style-name="P2"><text:soft-page-break/><text:s text:c="3"/>taskset 0x00000002 <text:s/>./w1&amp;</text:p>
      <text:p text:style-name="P2"/>
      <text:p text:style-name="P2"><text:s text:c="4"/>./w1&amp; </text:p>
      <text:p text:style-name="P2"/>
      <text:p text:style-name="P2"><text:s text:c="4"/>./w1&amp;</text:p>
      <text:p text:style-name="P2"/>
      <text:p text:style-name="P2">note1 : &amp; is used at the end of the command to </text:p>
      <text:p text:style-name="P2"><text:s text:c="8"/>launch the application/program, as a </text:p>
      <text:p text:style-name="P2"><text:s text:c="8"/>background process, in a shell </text:p>
      <text:p text:style-name="P2"/>
      <text:p text:style-name="P2">note2 : if &amp; is omitted, the command is </text:p>
      <text:p text:style-name="P2"><text:s text:c="8"/>launched , as a foreground application </text:p>
      <text:p text:style-name="P2"><text:s text:c="8"/>/program/process, in a shell </text:p>
      <text:p text:style-name="P2"/>
      <text:p text:style-name="P2">note3: <text:s/>taskset is used to launch /load an </text:p>
      <text:p text:style-name="P2"><text:s text:c="8"/>application/process and bind it to </text:p>
      <text:p text:style-name="P2"><text:s text:c="8"/>a specific processor - this mainly </text:p>
      <text:p text:style-name="P2"><text:s text:c="8"/>common, in the context of multiprocessor </text:p>
      <text:p text:style-name="P2"><text:s text:c="8"/>systems <text:s/></text:p>
      <text:p text:style-name="P2"/>
      <text:p text:style-name="P2">note4: in this context, we are using taskset </text:p>
      <text:p text:style-name="P2"><text:s text:c="7"/>command, for binding/pinning a process </text:p>
      <text:p text:style-name="P2"><text:s text:c="7"/>to a specific processor, but in a </text:p>
      <text:p text:style-name="P2"><text:s text:c="7"/>real-world system, it may be achieved, </text:p>
      <text:p text:style-name="P2"><text:s text:c="7"/>using certain configuration file, but </text:p>
      <text:p text:style-name="P2"><text:s text:c="7"/>the <text:s/>basics remain the same and </text:p>
      <text:p text:style-name="P2"><text:s text:c="7"/>effectively binding/pinning is achieved</text:p>
      <text:p text:style-name="P2"/>
      <text:p text:style-name="P2">- after loading/launching the above demos, </text:p>
      <text:p text:style-name="P2"><text:s text:c="2"/>let us monitor the status of the processes, </text:p>
      <text:p text:style-name="P2"><text:s text:c="2"/>using ps and top commands ??</text:p>
      <text:p text:style-name="P2"/>
      <text:p text:style-name="P2"><text:s text:c="4"/>- ps is a static utility, which just captures</text:p>
      <text:p text:style-name="P2"><text:s text:c="6"/>the current state of processes and lists </text:p>
      <text:p text:style-name="P2"><text:s text:c="6"/>the details </text:p>
      <text:p text:style-name="P2"><text:s text:c="2"/></text:p>
      <text:p text:style-name="P2"><text:s text:c="4"/>- whereas, top will periodically update the </text:p>
      <text:p text:style-name="P2"><text:s text:c="6"/>details of processes, dynamically </text:p>
      <text:p text:style-name="P2"/>
      <text:p text:style-name="P2"><text:s text:c="4"/>- as per convenience, we can use ps and top, </text:p>
      <text:p text:style-name="P2"><text:s text:c="6"/>accordingly </text:p>
      <text:p text:style-name="P2"/>
      <text:p text:style-name="P2"><text:s text:c="4"/>- follow the demos and the commands/options </text:p>
      <text:p text:style-name="P2"/>
      <text:p text:style-name="P2">- what happens, when one or more processes/commands/</text:p>
      <text:p text:style-name="P2"><text:s text:c="2"/>applications are launched, in a session/shell of </text:p>
      <text:p text:style-name="P2"><text:s text:c="2"/>a root user ??</text:p>
      <text:p text:style-name="P2"><text:s text:c="6"/>- in this context, shell has the user-id/</text:p>
      <text:p text:style-name="P2"><text:s text:c="8"/>credentials of root user - these are passed to the </text:p>
      <text:p text:style-name="P2"><text:s text:c="8"/>children processes </text:p>
      <text:p text:style-name="P2"/>
      <text:p text:style-name="P2">- what happens, when one or more processes/commands/</text:p>
      <text:p text:style-name="P2"><text:soft-page-break/><text:s text:c="2"/>applications are launched, in a session/shell of </text:p>
      <text:p text:style-name="P2"><text:s text:c="2"/>a normal used ??</text:p>
      <text:p text:style-name="P2"><text:s text:c="6"/>- in this context, shell has user-id/ </text:p>
      <text:p text:style-name="P2"><text:s text:c="8"/>credendials of normal user - these are </text:p>
      <text:p text:style-name="P2"><text:s text:c="8"/>passed to the children processes </text:p>
      <text:p text:style-name="P2"/>
      <text:p text:style-name="P2">- the above credentials will be used/discussed, </text:p>
      <text:p text:style-name="P2"><text:s text:c="2"/>during access model of the OS ??</text:p>
      <text:p text:style-name="P2"/>
      <text:p text:style-name="P2">note: based on the above details and the life-cycle </text:p>
      <text:p text:style-name="P2"><text:s text:c="6"/>discussion of processes, we will have <text:s/>a</text:p>
      <text:p text:style-name="P2"><text:s text:c="6"/>better understanding of processes and </text:p>
      <text:p text:style-name="P2"><text:s text:c="6"/>multitasking, using processes </text:p>
      <text:p text:style-name="P2">note: in most of these discussions, let us </text:p>
      <text:p text:style-name="P2"><text:s text:c="6"/>that we are working, in uniprocessor </text:p>
      <text:p text:style-name="P2"><text:s text:c="6"/>systems - later, we can extend to </text:p>
      <text:p text:style-name="P2"><text:s text:c="6"/>multiprocessor systems - in addition to </text:p>
      <text:p text:style-name="P2"><text:s text:c="6"/>the regular scheduling / rqs, there will </text:p>
      <text:p text:style-name="P2"><text:s text:c="6"/>be additional features, in the case of </text:p>
      <text:p text:style-name="P2"><text:s text:c="6"/>multiprocessor systems, like load </text:p>
      <text:p text:style-name="P2"><text:s text:c="6"/>balancing or binding /pinning - so, it </text:p>
      <text:p text:style-name="P2"><text:s text:c="6"/>depends on the load conditions and </text:p>
      <text:p text:style-name="P2"><text:s text:c="6"/>application's requirements - these points </text:p>
      <text:p text:style-name="P2"><text:s text:c="6"/>will be clearer, once we understand some</text:p>
      <text:p text:style-name="P2"><text:s text:c="6"/>of the basic scheduling policies and </text:p>
      <text:p text:style-name="P2"><text:s text:c="6"/>their working ?? </text:p>
      <text:p text:style-name="P2">note : the below discussions are applicable to a </text:p>
      <text:p text:style-name="P2"><text:s text:c="7"/>a specific processor, in the system </text:p>
      <text:p text:style-name="P2"><text:s text:c="7"/>and the corresponding scheduler/rq</text:p>
      <text:p text:style-name="P2"><text:s text:c="6"/>- similar arguments apply to other </text:p>
      <text:p text:style-name="P2"><text:s text:c="8"/>processor and their schedulers/rqs </text:p>
      <text:p text:style-name="P2">- let us understand states and state diagram of </text:p>
      <text:p text:style-name="P2"><text:s text:c="2"/>processes : </text:p>
      <text:p text:style-name="P2"/>
      <text:p text:style-name="P2"><text:s text:c="4"/>- following are the typical states of </text:p>
      <text:p text:style-name="P2"><text:s text:c="6"/>a process: </text:p>
      <text:p text:style-name="P2"><text:s text:c="9"/>- ready state, in an rq of scheduler</text:p>
      <text:p text:style-name="P2"><text:s text:c="11"/>of a cpu/processor - typically, </text:p>
      <text:p text:style-name="P2"><text:s text:c="11"/>a newly created process/pd is </text:p>
      <text:p text:style-name="P2"><text:s text:c="11"/>added to appropriate Rq - the state of </text:p>
      <text:p text:style-name="P2"><text:s text:c="11"/>the process is set to ready - </text:p>
      <text:p text:style-name="P2"><text:s text:c="11"/>for the current requirements, this </text:p>
      <text:p text:style-name="P2"><text:s text:c="11"/>process has all the resources, but </text:p>
      <text:p text:style-name="P2"><text:s text:c="11"/>the CPU ?? which means, all the processes/</text:p>
      <text:p text:style-name="P2"><text:s text:c="11"/>pds, which are ready will be added to </text:p>
      <text:p text:style-name="P2"><text:s text:c="11"/>appropriate Rq ?? </text:p>
      <text:p text:style-name="P2"/>
      <text:p text:style-name="P2"><text:s text:c="9"/>- running / on the cpu - scheduled/</text:p>
      <text:p text:style-name="P2"><text:s text:c="11"/>dispatched </text:p>
      <text:p text:style-name="P2"><text:s text:c="11"/>- scheduler is a component of OS core, </text:p>
      <text:p text:style-name="P2"><text:s text:c="13"/>which is responsible, for scheduling </text:p>
      <text:p text:style-name="P2"><text:s text:c="13"/>and dispatching a process, from the </text:p>
      <text:p text:style-name="P2"><text:soft-page-break/><text:s text:c="13"/>Rq, as per scheduling policies and </text:p>
      <text:p text:style-name="P2"><text:s text:c="13"/>parameters - however, scheduler needs </text:p>
      <text:p text:style-name="P2"><text:s text:c="13"/>to be invoked, when needed - in a </text:p>
      <text:p text:style-name="P2"><text:s text:c="13"/>typical GPOS/RTOS, scheduler is invoked</text:p>
      <text:p text:style-name="P2"><text:s text:c="13"/>,due to certain events, like hw int. </text:p>
      <text:p text:style-name="P2"><text:s text:c="13"/>events(ISRs) and system call APIs - there </text:p>
      <text:p text:style-name="P2"><text:s text:c="13"/>are other events, like blocking of </text:p>
      <text:p text:style-name="P2"><text:s text:c="13"/>a process/application and termination </text:p>
      <text:p text:style-name="P2"><text:s text:c="13"/>of process/application - we will see </text:p>
      <text:p text:style-name="P2"><text:s text:c="13"/>more of scheduler, in the upcoming </text:p>
      <text:p text:style-name="P2"><text:s text:c="13"/>sessions ?? </text:p>
      <text:p text:style-name="P2"><text:s text:c="11"/>- for instance, if a specific process/pd </text:p>
      <text:p text:style-name="P2"><text:s text:c="13"/>is not eligible, for scheduling/</text:p>
      <text:p text:style-name="P2"><text:s text:c="13"/>dispatching, what will the process/pd </text:p>
      <text:p text:style-name="P2"><text:s text:c="13"/>do, in the system ?? this will lead to </text:p>
      <text:p text:style-name="P2"><text:s text:c="13"/>waiting of the process, in the Rq and </text:p>
      <text:p text:style-name="P2"><text:s text:c="13"/>in extreme cases, the process/application </text:p>
      <text:p text:style-name="P2"><text:s text:c="13"/>will be starved ???</text:p>
      <text:p text:style-name="P2"><text:s text:c="11"/>- if the scheduler selects/schedules a </text:p>
      <text:p text:style-name="P2"><text:s text:c="13"/>process, when the scheduler is invoked, </text:p>
      <text:p text:style-name="P2"><text:s text:c="13"/>it will dispatch the process/pd to </text:p>
      <text:p text:style-name="P2"><text:s text:c="13"/>the processor, using hw context of the </text:p>
      <text:p text:style-name="P2"><text:s text:c="13"/>process/pd ?? this hw context involves </text:p>
      <text:p text:style-name="P2"><text:s text:c="12"/>basic embedded hw context + more, like </text:p>
      <text:p text:style-name="P2"><text:s text:c="12"/>control registers used to save base </text:p>
      <text:p text:style-name="P2"><text:s text:c="12"/>address of translation tables of MMU <text:s/></text:p>
      <text:p text:style-name="P2"><text:s text:c="12"/>or MPU ??</text:p>
      <text:p text:style-name="P2"><text:s text:c="9"/>- scheduler will have to select/schedule </text:p>
      <text:p text:style-name="P2"><text:s text:c="11"/>and also, dispatch ??? dispatching is </text:p>
      <text:p text:style-name="P2"><text:s text:c="11"/>all about loading hw context of the process </text:p>
      <text:p text:style-name="P2"><text:s text:c="11"/>into the processor - scheduler will have </text:p>
      <text:p text:style-name="P2"><text:s text:c="11"/>a high-level job, like selection and </text:p>
      <text:p text:style-name="P2"><text:s text:c="11"/>a low-level job, like dispatching</text:p>
      <text:p text:style-name="P2"><text:s text:c="2"/></text:p>
      <text:p text:style-name="P2"><text:s text:c="9"/>- blocked state - waiting/sleeping </text:p>
      <text:p text:style-name="P2"><text:s text:c="11"/>for resources/events - </text:p>
      <text:p text:style-name="P2"><text:s text:c="12"/>- when a process /active </text:p>
      <text:p text:style-name="P2"><text:s text:c="14"/>application is executing, </text:p>
      <text:p text:style-name="P2"><text:s text:c="14"/>it will invoke OS core </text:p>
      <text:p text:style-name="P2"><text:s text:c="14"/>services, for resources/IO or</text:p>
      <text:p text:style-name="P2"><text:s text:c="14"/>IPCs, and other such - however, </text:p>
      <text:p text:style-name="P2"><text:s text:c="14"/>of the OS service cannot be </text:p>
      <text:p text:style-name="P2"><text:s text:c="14"/>completed immediately, the OS</text:p>
      <text:p text:style-name="P2"><text:s text:c="14"/>will block the process - meaning, </text:p>
      <text:p text:style-name="P2"><text:s text:c="14"/>the state of the process will be </text:p>
      <text:p text:style-name="P2"><text:s text:c="14"/>set to blocked state and the pd </text:p>
      <text:p text:style-name="P2"><text:s text:c="14"/>of the process will be added to </text:p>
      <text:p text:style-name="P2"><text:s text:c="14"/>a wq/list of the corresponding </text:p>
      <text:p text:style-name="P2"><text:s text:c="14"/>OS service - as part of this, </text:p>
      <text:p text:style-name="P2"><text:s text:c="14"/>hw context of the process execution </text:p>
      <text:p text:style-name="P2"><text:s text:c="14"/>is saved,in the pd or its system </text:p>
      <text:p text:style-name="P2"><text:s text:c="14"/>stack - eventually, scheduler is </text:p>
      <text:p text:style-name="P2"><text:soft-page-break/><text:s text:c="14"/>invoked, for selecting and </text:p>
      <text:p text:style-name="P2"><text:s text:c="14"/>dispatching another process, in </text:p>
      <text:p text:style-name="P2"><text:s text:c="14"/>the system - for instance, we </text:p>
      <text:p text:style-name="P2"><text:s text:c="14"/>may need data, from some IO device</text:p>
      <text:p text:style-name="P2"><text:s text:c="14"/>/peripheral and currently, there </text:p>
      <text:p text:style-name="P2"><text:s text:c="14"/>is no data - simple UART interface - </text:p>
      <text:p text:style-name="P2"><text:s text:c="14"/>until there is data, the current </text:p>
      <text:p text:style-name="P2"><text:s text:c="14"/>process is blocked ?? in this context, </text:p>
      <text:p text:style-name="P2"><text:s text:c="14"/>we say, that the current process is </text:p>
      <text:p text:style-name="P2"><text:s text:c="14"/>blocked or waiting,for service to </text:p>
      <text:p text:style-name="P2"><text:s text:c="14"/>be available, as required ??</text:p>
      <text:p text:style-name="P2"><text:s text:c="12"/>note: what do you, if there is no </text:p>
      <text:p text:style-name="P2"><text:s text:c="18"/>data available currently, in </text:p>
      <text:p text:style-name="P2"><text:s text:c="18"/>the case of conventional </text:p>
      <text:p text:style-name="P2"><text:s text:c="18"/>embedded systems ???</text:p>
      <text:p text:style-name="P2"><text:s text:c="12"/>- until the blocked process/pd is </text:p>
      <text:p text:style-name="P2"><text:s text:c="14"/>awakened, it will never be scheduled </text:p>
      <text:p text:style-name="P2"><text:s text:c="14"/>and dispatched - meaning, it will never </text:p>
      <text:p text:style-name="P2"><text:s text:c="14"/>be executed on the cpu ?? </text:p>
      <text:p text:style-name="P2"><text:s text:c="7"/>demos: refer to ps or top utilities and </text:p>
      <text:p text:style-name="P2"><text:s text:c="14"/>look, for S state or D state - these</text:p>
      <text:p text:style-name="P2"><text:s text:c="14"/>are blocking / waiting states of </text:p>
      <text:p text:style-name="P2"><text:s text:c="14"/>processes - in a typical GPOS, </text:p>
      <text:p text:style-name="P2"><text:s text:c="14"/>S is a form of blocking state and </text:p>
      <text:p text:style-name="P2"><text:s text:c="14"/>D is another form of blocking state </text:p>
      <text:p text:style-name="P2"/>
      <text:p text:style-name="P2"><text:s text:c="9"/>- when is a blocked process/pd unblocked</text:p>
      <text:p text:style-name="P2"><text:s text:c="11"/>or awakened ?? whenever the required </text:p>
      <text:p text:style-name="P2"><text:s text:c="11"/>service or data or IO resource or memory </text:p>
      <text:p text:style-name="P2"><text:s text:c="11"/>resource is available, the system will </text:p>
      <text:p text:style-name="P2"><text:s text:c="11"/>unblock or awaken the process/pd and </text:p>
      <text:p text:style-name="P2"><text:s text:c="11"/>do the following - <text:span text:style-name="T2">change the state to </text:span></text:p>
      <text:p text:style-name="P3"><text:s text:c="11"/>Ready, remove the pd from the wait-list/</text:p>
      <text:p text:style-name="P2"><text:span text:style-name="T2"><text:s text:c="11"/>wq and add it to the Rq</text:span> ??? one of the </text:p>
      <text:p text:style-name="P2"><text:s text:c="11"/>common events, that lead to wake-up is </text:p>
      <text:p text:style-name="P2"><text:s text:c="11"/>hw ints. and their ISRs ??? in addition, </text:p>
      <text:p text:style-name="P2"><text:s text:c="11"/>system call APIs ?? we will see more </text:p>
      <text:p text:style-name="P2"><text:s text:c="11"/>scenarios, we progress ??</text:p>
      <text:p text:style-name="P2"><text:s text:c="11"/>- <text:span text:style-name="T2">when will such an unblocked/awakened </text:span></text:p>
      <text:p text:style-name="P2"><text:span text:style-name="T2"><text:s text:c="13"/>process/pd be scheduled/dispatched ?</text:span>?</text:p>
      <text:p text:style-name="P2"><text:s text:c="13"/>- depends on the scheduling policies </text:p>
      <text:p text:style-name="P2"><text:s text:c="15"/>and priorities of processes and </text:p>
      <text:p text:style-name="P2"><text:s text:c="15"/>behaviour of scheduler ?? </text:p>
      <text:p text:style-name="P2"><text:s text:c="10"/></text:p>
      <text:p text:style-name="P2"/>
      <text:p text:style-name="P2"><text:s text:c="9"/>- suspended state/stopped state - </text:p>
      <text:p text:style-name="P2"><text:s text:c="11"/>in GPOS, in this state, the process is </text:p>
      <text:p text:style-name="P2"><text:s text:c="11"/>explicitly suspended, by the </text:p>
      <text:p text:style-name="P2"><text:s text:c="11"/>developer/administrator/core of the </text:p>
      <text:p text:style-name="P2"><text:s text:c="11"/>system - in embedded OS or RTOS, </text:p>
      <text:p text:style-name="P2"><text:s text:c="11"/>we can suspend processes/threads, </text:p>
      <text:p text:style-name="P2"><text:s text:c="11"/>using system services ?? </text:p>
      <text:p text:style-name="P2"><text:soft-page-break/><text:s text:c="11"/>- <text:span text:style-name="T2">what is the real use of suspended </text:span></text:p>
      <text:p text:style-name="P3"><text:s text:c="13"/>or stopped state ???</text:p>
      <text:p text:style-name="P3"><text:s text:c="13"/>- forcible suspension/stopping, </text:p>
      <text:p text:style-name="P3"><text:s text:c="15"/>not blocking/termination </text:p>
      <text:p text:style-name="P3"><text:s text:c="13"/>- explicit control and can be </text:p>
      <text:p text:style-name="P3"><text:s text:c="15"/>resume, when needed, using </text:p>
      <text:p text:style-name="P3"><text:s text:c="15"/>another OS service </text:p>
      <text:p text:style-name="P3"/>
      <text:p text:style-name="P2"><text:s text:c="13"/>- we may not use this state </text:p>
      <text:p text:style-name="P2"><text:s text:c="15"/>explicitly, but the system </text:p>
      <text:p text:style-name="P2"><text:s text:c="15"/>may use this state, implicitly <text:s text:c="2"/></text:p>
      <text:p text:style-name="P2"><text:s text:c="6"/>demos: refer to stopped state control, </text:p>
      <text:p text:style-name="P2"><text:s text:c="14"/>in a GPOS, like Linux</text:p>
      <text:p text:style-name="P2"><text:s text:c="9"/>-<text:span text:style-name="T2"> what happens, when a process is </text:span></text:p>
      <text:p text:style-name="P3"><text:s text:c="11"/>stopped or suspended ??</text:p>
      <text:p text:style-name="P3"><text:s text:c="13"/>- the state of the process/pd </text:p>
      <text:p text:style-name="P3"><text:s text:c="15"/>is set to stopped state, </text:p>
      <text:p text:style-name="P3"><text:s text:c="15"/>not added to any list, but </text:p>
      <text:p text:style-name="P3"><text:s text:c="15"/>scheduler is invoked and </text:p>
      <text:p text:style-name="P3"><text:s text:c="15"/>another process is selected </text:p>
      <text:p text:style-name="P2"><text:span text:style-name="T2"><text:s text:c="15"/>and dispatched </text:span>??</text:p>
      <text:p text:style-name="P2"><text:s text:c="13"/>- this process will not be </text:p>
      <text:p text:style-name="P2"><text:s text:c="15"/>scheduled/dispatched, until </text:p>
      <text:p text:style-name="P2"><text:s text:c="15"/>is is resumed ??? we may </text:p>
      <text:p text:style-name="P2"><text:s text:c="15"/>have to use certain OS </text:p>
      <text:p text:style-name="P2"><text:s text:c="15"/>services to resume the </text:p>
      <text:p text:style-name="P2"><text:s text:c="15"/>process </text:p>
      <text:p text:style-name="P2">note : in GPOS systems, stopped state/suspended </text:p>
      <text:p text:style-name="P2"><text:s text:c="7"/>state may be used implicitly, but in </text:p>
      <text:p text:style-name="P2"><text:s text:c="7"/>embedded scenarios less used and blocked </text:p>
      <text:p text:style-name="P2"><text:s text:c="7"/>state is more popular </text:p>
      <text:p text:style-name="P2"><text:s/></text:p>
      <text:p text:style-name="P2"><text:s text:c="9"/>- terminated state - the process is </text:p>
      <text:p text:style-name="P2"><text:s text:c="11"/>terminated - resources are freed - </text:p>
      <text:p text:style-name="P2"><text:s text:c="11"/>eventually, the process is deleted</text:p>
      <text:p text:style-name="P2"><text:s text:c="9"/>- if a process is terminated normally </text:p>
      <text:p text:style-name="P2"><text:s text:c="11"/>or abnormally, the process/pd is </text:p>
      <text:p text:style-name="P2"><text:s text:c="11"/>said to be terminated and its state </text:p>
      <text:p text:style-name="P2"><text:s text:c="11"/>is set to "terminated state." </text:p>
      <text:p text:style-name="P2"><text:s text:c="9"/>- such a terminated process can never </text:p>
      <text:p text:style-name="P2"><text:s text:c="11"/>be scheduled or executed, again </text:p>
      <text:p text:style-name="P2"><text:s text:c="9"/>- in the case of normal termination, </text:p>
      <text:p text:style-name="P2"><text:s text:c="11"/>the process finishes it job and </text:p>
      <text:p text:style-name="P2"><text:s text:c="11"/>terminates normally </text:p>
      <text:p text:style-name="P2"><text:s text:c="9"/>- in the case of abnormal, the process </text:p>
      <text:p text:style-name="P2"><text:s text:c="11"/>is forcibly terminated, by the system </text:p>
      <text:p text:style-name="P2"><text:s text:c="11"/>or explicitly, by the developer or </text:p>
      <text:p text:style-name="P2"><text:s text:c="11"/>administrator ???</text:p>
      <text:p text:style-name="P2"><text:s text:c="9"/>- in the case of embedded, termination </text:p>
      <text:p text:style-name="P2"><text:s text:c="11"/>of a process may not be common, as the </text:p>
      <text:p text:style-name="P2"><text:s text:c="11"/>process/job will be a continuous job, </text:p>
      <text:p text:style-name="P2"><text:s text:c="11"/>in the system</text:p>
      <text:p text:style-name="P2"><text:soft-page-break/><text:s text:c="9"/>- once a process is terminated, soon </text:p>
      <text:p text:style-name="P2"><text:s text:c="11"/>its resources are freed, but pd may be </text:p>
      <text:p text:style-name="P2"><text:s text:c="11"/>maintained, for a little longer, but </text:p>
      <text:p text:style-name="P2"><text:s text:c="11"/>eventually, the pd will also be </text:p>
      <text:p text:style-name="P2"><text:s text:c="11"/>deleted, in the system ?? <text:s/></text:p>
      <text:p text:style-name="P2">- let us understand a typical life-cycle of </text:p>
      <text:p text:style-name="P2"><text:s text:c="2"/>a process : </text:p>
      <text:p text:style-name="P2"/>
      <text:p text:style-name="P2"><text:s text:c="4"/>- a typical process is created, using </text:p>
      <text:p text:style-name="P2"><text:s text:c="6"/>one or more system call APIs, directly or </text:p>
      <text:p text:style-name="P2"><text:s text:c="6"/>indirectly </text:p>
      <text:p text:style-name="P2"/>
      <text:p text:style-name="P2"><text:s text:c="4"/>- once process is created, its pd is added </text:p>
      <text:p text:style-name="P2"><text:s text:c="6"/>to an Rq of the scheduler - currently, let </text:p>
      <text:p text:style-name="P2"><text:s text:c="6"/>us assume, that we are dealing,with </text:p>
      <text:p text:style-name="P2"><text:s text:c="6"/>uniprocessor system - later, we can expand </text:p>
      <text:p text:style-name="P2"><text:s text:c="6"/>this to multi-processor systems </text:p>
      <text:p text:style-name="P2"/>
      <text:p text:style-name="P2"><text:s text:c="4"/>- all ready processes/pds are maintained, in the </text:p>
      <text:p text:style-name="P2"><text:s text:c="6"/>"Rqs of the scheduler" of the system </text:p>
      <text:p text:style-name="P2"/>
      <text:p text:style-name="P2"><text:s text:c="4"/>- typically, OS scheduler will be invoked </text:p>
      <text:p text:style-name="P2"><text:s text:c="6"/>, as per the rules of the system and it </text:p>
      <text:p text:style-name="P2"><text:s text:c="6"/>will select the most eligible process/pd</text:p>
      <text:p text:style-name="P2"><text:s text:c="6"/>from the Rq and dispatch it to the </text:p>
      <text:p text:style-name="P2"><text:s text:c="6"/>processor - there will be events <text:s/></text:p>
      <text:p text:style-name="P2"/>
      <text:p text:style-name="P2"><text:s text:c="4"/>- once dispatched, the process/pd will be </text:p>
      <text:p text:style-name="P2"><text:s text:c="6"/>executed on the processor, for certain </text:p>
      <text:p text:style-name="P2"><text:s text:c="6"/>time-quantum, as per the scheduling </text:p>
      <text:p text:style-name="P2"><text:s text:c="6"/>policies and paramters - let us assume, that </text:p>
      <text:p text:style-name="P2"><text:s text:c="6"/>the current policy is time-slicing and round-robin</text:p>
      <text:p text:style-name="P2"><text:s text:c="6"/>- later, the scheduling policies and parameters</text:p>
      <text:p text:style-name="P2"><text:s text:c="8"/>are dependent on application's requirements </text:p>
      <text:p text:style-name="P2"/>
      <text:p text:style-name="P2"><text:s text:c="4"/>- based on the above scheduling policy and </text:p>
      <text:p text:style-name="P2"><text:s text:c="6"/>time-quantum, every process/pd will be </text:p>
      <text:p text:style-name="P2"><text:s text:c="6"/>scheduled/dispatched, as per their merit - </text:p>
      <text:p text:style-name="P2"><text:s text:c="6"/>in addition, once scheduled/dispatched, </text:p>
      <text:p text:style-name="P2"><text:s text:c="6"/>a process will be preempted, after a time-</text:p>
      <text:p text:style-name="P2"><text:s text:c="6"/>quantum/time-slice and this will be repeated, </text:p>
      <text:p text:style-name="P2"><text:s text:c="6"/>forever !!!</text:p>
      <text:p text:style-name="P2"/>
      <text:p text:style-name="P2"><text:s text:c="5"/>- in this set-up, hw timer/timer int. events--&gt;</text:p>
      <text:p text:style-name="P2"><text:s text:c="7"/>hw timer ISR ---&gt; scheduler --&gt; preemption --&gt;</text:p>
      <text:p text:style-name="P2"><text:s text:c="7"/>rescheduling --&gt; this is repeated, every </text:p>
      <text:p text:style-name="P2"><text:s text:c="7"/>time-quantum ??? this is a simple form </text:p>
      <text:p text:style-name="P2"><text:s text:c="7"/>of multitasking ??</text:p>
      <text:p text:style-name="P2"/>
      <text:p text:style-name="P2"><text:s text:c="5"/>- as part of the above actions, "preemption of </text:p>
      <text:p text:style-name="P2"><text:s text:c="7"/>a currently executing process" is done, which </text:p>
      <text:p text:style-name="P2"><text:s text:c="7"/>will forcibly remove the process/pd from the </text:p>
      <text:p text:style-name="P2"><text:soft-page-break/><text:s text:c="7"/>cpu <text:s/>and move <text:s/>to <text:s/>Rq - meaning, from </text:p>
      <text:p text:style-name="P2"><text:s text:c="7"/>running state to ready state </text:p>
      <text:p text:style-name="P2"/>
      <text:p text:style-name="P2"><text:s text:c="5"/>- typically, when a process/application is </text:p>
      <text:p text:style-name="P2"><text:s text:c="7"/>scheduled and dispatched,it may invoke </text:p>
      <text:p text:style-name="P2"><text:s text:c="7"/>one or more system call APIs, for accessing </text:p>
      <text:p text:style-name="P2"><text:s text:c="7"/>resources <text:span text:style-name="T2">- however, if the resources are</text:span></text:p>
      <text:p text:style-name="P3"><text:s text:c="7"/>currently unavailable, the process is blocked, </text:p>
      <text:p text:style-name="P3"><text:s text:c="7"/>in an appropriate wq - we say, that the </text:p>
      <text:p text:style-name="P3"><text:s text:c="7"/>process is blocked/sleeping/waiting and </text:p>
      <text:p text:style-name="P2"><text:span text:style-name="T2"><text:s text:c="7"/>the state of the process is blocked/sleeping ?</text:span>?</text:p>
      <text:p text:style-name="P2"/>
      <text:p text:style-name="P2"><text:s text:c="5"/>- typical scenarios can be network IO, disk IO, </text:p>
      <text:p text:style-name="P2"><text:s text:c="7"/>interprocess communication channels, like </text:p>
      <text:p text:style-name="P2"><text:s text:c="7"/>sockets are possible cases, for blocking/sleeping </text:p>
      <text:p text:style-name="P2"/>
      <text:p text:style-name="P2"><text:s text:c="5"/>- typically, starting a service/server service </text:p>
      <text:p text:style-name="P2"><text:s text:c="7"/>will require certain system utilities, but the </text:p>
      <text:p text:style-name="P2"><text:s text:c="7"/>above basics of process creation/mangement </text:p>
      <text:p text:style-name="P2"><text:s text:c="7"/>remain the same </text:p>
      <text:p text:style-name="P2"/>
      <text:p text:style-name="P2"><text:s text:c="5"/>- similarly, we may stop or terminate a service, </text:p>
      <text:p text:style-name="P2"><text:s text:c="7"/>which will lead to actual termination of the </text:p>
      <text:p text:style-name="P2"><text:s text:c="7"/>process/active service - typically, this is done, </text:p>
      <text:p text:style-name="P2"><text:s text:c="7"/>for maintenance reasons only ???</text:p>
      <text:p text:style-name="P2"/>
      <text:p text:style-name="P2"><text:s text:c="5"/>- when a process is terminated, its resources are</text:p>
      <text:p text:style-name="P2"><text:s text:c="7"/>freed and typically deleted - however, the actual </text:p>
      <text:p text:style-name="P2"><text:s text:c="7"/>implementation of process termination varies, </text:p>
      <text:p text:style-name="P2"><text:s text:c="7"/>from one system to another - for example, in the </text:p>
      <text:p text:style-name="P2"><text:s text:c="7"/>case of Linux/Unix, there is an intermediate </text:p>
      <text:p text:style-name="P2"><text:s text:c="7"/>termination state known,as zombie and a final </text:p>
      <text:p text:style-name="P2"><text:s text:c="7"/>termination state, known as DEAD<text:tab/></text:p>
      <text:p text:style-name="P2"/>
      <text:p text:style-name="P2"><text:s text:c="5"/>- there are different forms of termination - </text:p>
      <text:p text:style-name="P2"><text:s text:c="7"/>normal termination and abnormal termination - </text:p>
      <text:p text:style-name="P2"><text:s text:c="7"/>abnormal is forced termination - so, depending </text:p>
      <text:p text:style-name="P2"><text:s text:c="7"/>upon the requirements, the applications / services</text:p>
      <text:p text:style-name="P2"><text:s text:c="7"/>are normally or abnormally terminated </text:p>
      <text:p text:style-name="P2"/>
      <text:p text:style-name="P2"><text:s text:c="5"/>- when a process is blocked/sleeping, for </text:p>
      <text:p text:style-name="P2"><text:s text:c="7"/>resources / IO, it will be unblocked / </text:p>
      <text:p text:style-name="P2"><text:s text:c="7"/>awakened, once the resource/IO is available </text:p>
      <text:p text:style-name="P2"><text:s text:c="7"/>and added to the Rq - once added to the Rq,</text:p>
      <text:p text:style-name="P2"><text:s text:c="7"/>the process will be scheduled/dispatched, </text:p>
      <text:p text:style-name="P2"><text:s text:c="7"/>as per their merit of scheduling policies </text:p>
      <text:p text:style-name="P2"><text:s text:c="7"/>and parameters </text:p>
      <text:p text:style-name="P2"/>
      <text:p text:style-name="P2"><text:s text:c="5"/>- typically, suspended/stopped state is an </text:p>
      <text:p text:style-name="P2"><text:s text:c="7"/>explicit state, for the processes, which </text:p>
      <text:p text:style-name="P2"><text:s text:c="7"/>can be achieved, by the developer/administrator/</text:p>
      <text:p text:style-name="P2"><text:s text:c="7"/>system to suspend/stop a process, forcibly </text:p>
      <text:p text:style-name="P2"><text:soft-page-break/><text:s text:c="7"/>- we can explicitly resume the process </text:p>
      <text:p text:style-name="P2"><text:s text:c="7"/>, using system utilities, if needed - suspending </text:p>
      <text:p text:style-name="P2"><text:s text:c="6"/>a process is not same,as that of terminating </text:p>
      <text:p text:style-name="P2"><text:s text:c="6"/>a process - it is a temporary state, for </text:p>
      <text:p text:style-name="P2"><text:s text:c="6"/>process control </text:p>
      <text:p text:style-name="P2"><text:s/></text:p>
      <text:p text:style-name="P2"><text:s/>- since there are several resources/IO channels/</text:p>
      <text:p text:style-name="P2"><text:s text:c="3"/>IPC channels, in the system, there will be several </text:p>
      <text:p text:style-name="P2"><text:s text:c="3"/>wait-queues/wait-lists, in the system, where a</text:p>
      <text:p text:style-name="P2"><text:s text:c="3"/>process/pd will be added and blocked</text:p>
      <text:p text:style-name="P2"/>
      <text:p text:style-name="P2"><text:s/>- if a process/active application is terminated </text:p>
      <text:p text:style-name="P2"><text:s text:c="3"/>normally or abormally/forcibly, the process </text:p>
      <text:p text:style-name="P2"><text:s text:c="3"/>will be moved to Zombie and later, it will </text:p>
      <text:p text:style-name="P2"><text:s text:c="3"/>cleaned-up, by the parent process - once </text:p>
      <text:p text:style-name="P2"><text:s text:c="3"/>cleaned-up, the Zombie process will be </text:p>
      <text:p text:style-name="P2"><text:s text:c="3"/>moved to DEAD state - the pd of the process </text:p>
      <text:p text:style-name="P2"><text:s text:c="3"/>is completely deleted, from all the lists </text:p>
      <text:p text:style-name="P2"><text:s text:c="3"/>of the system - there will be no traces</text:p>
      <text:p text:style-name="P2"><text:s text:c="3"/>of the cleaned-up process, in the system - </text:p>
      <text:p text:style-name="P2"><text:s text:c="3"/>you will never be able to monitor it, using </text:p>
      <text:p text:style-name="P2"><text:s text:c="3"/>any tool </text:p>
      <text:p text:style-name="P2"/>
      <text:p text:style-name="P2"/>
      <text:p text:style-name="P2">- let us understand process scheduler/cpu scheduler</text:p>
      <text:p text:style-name="P2"><text:s text:c="2"/>of OS : </text:p>
      <text:p text:style-name="P2"/>
      <text:p text:style-name="P2"><text:s text:c="3"/>- process scheduler/cpu scheduler is invoked</text:p>
      <text:p text:style-name="P2"><text:s text:c="5"/>by the system, due to interrupt events, </text:p>
      <text:p text:style-name="P2"><text:s text:c="5"/>system call events and other events </text:p>
      <text:p text:style-name="P2"/>
      <text:p text:style-name="P2"><text:s text:c="3"/>- in the above case, scheduler invokation, </text:p>
      <text:p text:style-name="P2"><text:s text:c="5"/>due to interrupt events are typically </text:p>
      <text:p text:style-name="P2"><text:s text:c="5"/>preemption points - these are important </text:p>
      <text:p text:style-name="P2"><text:s text:c="5"/>scheduler points, in the case of </text:p>
      <text:p text:style-name="P2"><text:s text:c="5"/>RTOS/EOS - in modern GPOS systems, these </text:p>
      <text:p text:style-name="P2"><text:s text:c="5"/>are popular,as well </text:p>
      <text:p text:style-name="P2"><text:s/></text:p>
      <text:p text:style-name="P2"><text:s text:c="3"/>- on the other hand, scheduler can also be </text:p>
      <text:p text:style-name="P2"><text:s text:c="5"/>invoked, due to other events, like blocking </text:p>
      <text:p text:style-name="P2"><text:s text:c="4"/>and termination of processes </text:p>
      <text:p text:style-name="P2"/>
      <text:p text:style-name="P2"><text:s text:c="3"/>- cpu scheduler is a component of core of </text:p>
      <text:p text:style-name="P2"><text:s text:c="5"/>OS - a core component - it has two </text:p>
      <text:p text:style-name="P2"><text:s text:c="5"/>sub-components - one is the scheduler or </text:p>
      <text:p text:style-name="P2"><text:s text:c="5"/>selection of the next process/pd, as per </text:p>
      <text:p text:style-name="P2"><text:s text:c="5"/>the scheduling parameters/policy - policy </text:p>
      <text:p text:style-name="P2"><text:s text:c="5"/>part of the scheduler <text:s/></text:p>
      <text:p text:style-name="P2"/>
      <text:p text:style-name="P2"><text:s text:c="3"/>- the other component is the low-level </text:p>
      <text:p text:style-name="P2"><text:s text:c="5"/>dispatching component, which is responsible </text:p>
      <text:p text:style-name="P2"><text:s text:c="5"/>, for dispatching a process/pd to a processor, </text:p>
      <text:p text:style-name="P2"><text:soft-page-break/><text:s text:c="4"/>using the hw context of the process/pd - such </text:p>
      <text:p text:style-name="P2"><text:s text:c="4"/>low-level details are common, in the context </text:p>
      <text:p text:style-name="P2"><text:s text:c="4"/>of OS </text:p>
      <text:p text:style-name="P2"/>
      <text:p text:style-name="P2"><text:s text:c="3"/>- in our further discussions, we will understand </text:p>
      <text:p text:style-name="P2"><text:s text:c="5"/>certain practical scheduling policies and </text:p>
      <text:p text:style-name="P2"><text:s text:c="5"/>their behaviour - in addition, we will understand</text:p>
      <text:p text:style-name="P2"><text:s text:c="5"/>, how they can influence the scheduling </text:p>
      <text:p text:style-name="P2"><text:s text:c="5"/>and execution of processes/applications/</text:p>
      <text:p text:style-name="P2"><text:s text:c="5"/>services - initially, let us understand scheduling </text:p>
      <text:p text:style-name="P2"><text:s text:c="5"/>,as OS services, but later, as how to use </text:p>
      <text:p text:style-name="P2"><text:s text:c="6"/>these, for applications <text:s/></text:p>
      <text:p text:style-name="P2"/>
      <text:p text:style-name="P2"><text:s text:c="3"/>- initially, let us understand uniprocessor </text:p>
      <text:p text:style-name="P2"><text:s text:c="5"/>scheduling, but later extend the details </text:p>
      <text:p text:style-name="P2"><text:s text:c="5"/>to multiprocessor scheduling </text:p>
      <text:p text:style-name="P2"/>
      <text:p text:style-name="P2"><text:s text:c="3"/>- signals/notifications </text:p>
      <text:p text:style-name="P2"/>
      <text:p text:style-name="P2"><text:s text:c="6"/>- it is an IPC mechanism, which is used to generate </text:p>
      <text:p text:style-name="P2"><text:s text:c="8"/>notification to process/processes </text:p>
      <text:p text:style-name="P2"/>
      <text:p text:style-name="P2"><text:s text:c="6"/>- in a typical Unix/Linux system, several signals </text:p>
      <text:p text:style-name="P2"><text:s text:c="8"/>are supported - as many as 64 signals/notifications</text:p>
      <text:p text:style-name="P2"><text:s text:c="8"/>are supported </text:p>
      <text:p text:style-name="P2"/>
      <text:p text:style-name="P2"><text:s text:c="6"/>- many of the signals/notifications have a predefined </text:p>
      <text:p text:style-name="P2"><text:s text:c="8"/>role, by the GPOS </text:p>
      <text:p text:style-name="P2"/>
      <text:p text:style-name="P2"><text:s text:c="6"/>- meaning, these are generated, for specific events </text:p>
      <text:p text:style-name="P2"><text:s text:c="8"/>and purposes </text:p>
      <text:p text:style-name="P2"/>
      <text:p text:style-name="P2"><text:s text:c="6"/>- these notifications can be generated, explicitly or </text:p>
      <text:p text:style-name="P2"><text:s text:c="8"/>by the system - meaning, we can generate a signal </text:p>
      <text:p text:style-name="P2"><text:s text:c="8"/>/notification to a target process, using a system </text:p>
      <text:p text:style-name="P2"><text:s text:c="8"/>call API or system utility </text:p>
      <text:p text:style-name="P2"/>
      <text:p text:style-name="P2"><text:s text:c="6"/>- in addition, system will generate several notifications, </text:p>
      <text:p text:style-name="P2"><text:s text:c="8"/>for extreme events, like fatal exceptions and low </text:p>
      <text:p text:style-name="P2"><text:s text:c="8"/>memory scenarios</text:p>
      <text:p text:style-name="P2"/>
      <text:p text:style-name="P2"><text:s text:c="6"/>- every process/pd maintains a signal pending field, where</text:p>
      <text:p text:style-name="P2"><text:s text:c="8"/>each bit represents a signal/notification - so, if a </text:p>
      <text:p text:style-name="P2"><text:s text:c="8"/>signal is generated, for this process/pd,corresponding </text:p>
      <text:p text:style-name="P2"><text:s text:c="8"/>bit is set - we say, that a signal is generated </text:p>
      <text:p text:style-name="P2"/>
      <text:p text:style-name="P2"><text:s text:c="6"/>- before we understand more details on signal generation </text:p>
      <text:p text:style-name="P2"><text:s text:c="8"/>and handling/processing, let us understand certain </text:p>
      <text:p text:style-name="P2"><text:s text:c="8"/>use cases of signals </text:p>
      <text:p text:style-name="P2"><text:s text:c="11"/>- to forcibly/abnormally terminate a target process, </text:p>
      <text:p text:style-name="P2"><text:s text:c="13"/>we use SIGKILL signal </text:p>
      <text:p text:style-name="P2"><text:s text:c="17"/>--&gt; kill -SIGKILL <text:s/>&lt;pid&gt; //send a signal to </text:p>
      <text:p text:style-name="P2"><text:soft-page-break/><text:s text:c="42"/>//a specific process</text:p>
      <text:p text:style-name="P2"/>
      <text:p text:style-name="P2"><text:s text:c="17"/>--&gt; killall <text:s/>-SIGKILL <text:s/>&lt;nameofapplication&gt; </text:p>
      <text:p text:style-name="P2"><text:s text:c="39"/>//send a signal to </text:p>
      <text:p text:style-name="P2"><text:s text:c="39"/>//every process managing </text:p>
      <text:p text:style-name="P2"><text:s text:c="39"/>//active instances </text:p>
      <text:p text:style-name="P2"><text:s text:c="39"/>//of an appplication/</text:p>
      <text:p text:style-name="P2"><text:s text:c="39"/>//program</text:p>
      <text:p text:style-name="P2"/>
      <text:p text:style-name="P2"><text:s text:c="18"/>--&gt;kill <text:s text:c="2"/>-SIGSTOP <text:s text:c="2"/>&lt;pid&gt; </text:p>
      <text:p text:style-name="P2"/>
      <text:p text:style-name="P2"><text:s text:c="29"/>//forcibly stop a process, for </text:p>
      <text:p text:style-name="P2"><text:s text:c="29"/>//administrative reasons </text:p>
      <text:p text:style-name="P2"/>
      <text:p text:style-name="P2"><text:s text:c="18"/>--&gt;kill -SIGCONT &lt;pid&gt; <text:s/></text:p>
      <text:p text:style-name="P2"><text:s text:c="29"/>//resume a process, for </text:p>
      <text:p text:style-name="P2"><text:s text:c="29"/>//admin. reasons </text:p>
      <text:p text:style-name="P2"/>
      <text:p text:style-name="P2"><text:s text:c="18"/>--&gt; ctrl-C will generate </text:p>
      <text:p text:style-name="P2"><text:s text:c="22"/>SIGINT to foreground processes/process</text:p>
      <text:p text:style-name="P2"><text:s text:c="22"/>- by default, the foreground process/</text:p>
      <text:p text:style-name="P2"><text:s text:c="24"/>processes are abnormally terminated</text:p>
      <text:p text:style-name="P2"><text:s text:c="19"/></text:p>
      <text:p text:style-name="P2"><text:s text:c="18"/>--&gt; ctrl-Z will generate SIGTSTP to foreground </text:p>
      <text:p text:style-name="P2"><text:s text:c="22"/>processes/process - the current foreground </text:p>
      <text:p text:style-name="P2"><text:s text:c="22"/>process will be stopped</text:p>
      <text:p text:style-name="P2"/>
      <text:p text:style-name="P2"><text:s text:c="18"/>--&gt; SIGSEGV will be generated,when a process </text:p>
      <text:p text:style-name="P2"><text:s text:c="22"/>encounters a fatal exception, due to </text:p>
      <text:p text:style-name="P2"><text:s text:c="22"/>illegal memory access ??? the process or </text:p>
      <text:p text:style-name="P2"><text:s text:c="22"/>application will be forcibly </text:p>
      <text:p text:style-name="P2"><text:s text:c="22"/>terminated - it is a form of crash - </text:p>
      <text:p text:style-name="P2"><text:s text:c="22"/>in this case, system generates SIGSEGV </text:p>
      <text:p text:style-name="P2"><text:s text:c="22"/>to the process/application </text:p>
      <text:p text:style-name="P2"/>
      <text:p text:style-name="P2"><text:s text:c="18"/>--&gt; when the system runs into low-memory </text:p>
      <text:p text:style-name="P2"><text:s text:c="22"/>scenarios, in a virtual memory management </text:p>
      <text:p text:style-name="P2"><text:s text:c="22"/>system,system will generate SIGKILL to </text:p>
      <text:p text:style-name="P2"><text:s text:c="22"/>processes to reclaim the memory resources </text:p>
      <text:p text:style-name="P2"><text:s text:c="22"/>- this is one of the possible scenarios, </text:p>
      <text:p text:style-name="P2"><text:s text:c="22"/>where system again generates the signal to </text:p>
      <text:p text:style-name="P2"><text:s text:c="22"/>target processes </text:p>
      <text:p text:style-name="P2"/>
      <text:p text:style-name="P2"><text:s text:c="18"/>--&gt; for instance, SIGHUP/hang-up signal is </text:p>
      <text:p text:style-name="P2"><text:s text:c="22"/>generated for target processes of </text:p>
      <text:p text:style-name="P2"><text:s text:c="22"/>services to force a reload of their </text:p>
      <text:p text:style-name="P2"><text:s text:c="22"/>configuration files, during run-time </text:p>
      <text:p text:style-name="P2"><text:s text:c="22"/>- this true, for most services/daemons</text:p>
      <text:p text:style-name="P2"><text:s text:c="22"/>, in an Unix/Linux system </text:p>
      <text:p text:style-name="P2"/>
      <text:p text:style-name="P2"><text:s text:c="18"/>--&gt; for instance, if a typical service/daemon </text:p>
      <text:p text:style-name="P2"><text:s text:c="22"/>is managed, using systemd </text:p>
      <text:p text:style-name="P2"><text:soft-page-break/><text:s text:c="22"/>- let us assume the service/daemon is </text:p>
      <text:p text:style-name="P2"><text:s text:c="22"/>started/launched during boot-time or </text:p>
      <text:p text:style-name="P2"><text:s text:c="22"/>run-time - in addition,if we wish to </text:p>
      <text:p text:style-name="P2"><text:s text:c="22"/>change its run-time configuration, we</text:p>
      <text:p text:style-name="P2"><text:s text:c="22"/>can do it, by generating a SIGHUP signal, </text:p>
      <text:p text:style-name="P2"><text:s text:c="22"/>using <text:s/>systemctl utility</text:p>
      <text:p text:style-name="P2"/>
      <text:p text:style-name="P2"><text:s text:c="18"/>--&gt; during the run-time, if the configuration </text:p>
      <text:p text:style-name="P2"><text:s text:c="22"/>file is changed, using systemctl command</text:p>
      <text:p text:style-name="P2"><text:s text:c="22"/>we can force a SIGHUP to the target process/</text:p>
      <text:p text:style-name="P2"><text:s text:c="22"/>service/daemon, using appropriate options ???</text:p>
      <text:p text:style-name="P2"/>
      <text:p text:style-name="P2"><text:s text:c="18"/>--&gt; in this case, which process is the target </text:p>
      <text:p text:style-name="P2"><text:s text:c="22"/>process ?? the target process will be </text:p>
      <text:p text:style-name="P2"><text:s text:c="26"/>the service/process which needs to </text:p>
      <text:p text:style-name="P2"><text:s text:c="26"/>reload its configuration file ???</text:p>
      <text:p text:style-name="P2"><text:s text:c="27"/>- it can be any service, like </text:p>
      <text:p text:style-name="P2"><text:s text:c="29"/>nginx, sshd, or cron/crond, and </text:p>
      <text:p text:style-name="P2"><text:s text:c="29"/>many more ??</text:p>
      <text:p text:style-name="P2"/>
      <text:p text:style-name="P2"><text:s text:c="18"/>--&gt; in this case, which entity/process/core</text:p>
      <text:p text:style-name="P2"><text:s text:c="22"/>component is generating </text:p>
      <text:p text:style-name="P2"><text:s text:c="22"/>the signal/notification <text:s/>?? <text:s/></text:p>
      <text:p text:style-name="P2"><text:s text:c="27"/>- in this case, systemctl generates </text:p>
      <text:p text:style-name="P2"><text:s text:c="29"/>a message to systemd, using </text:p>
      <text:p text:style-name="P2"><text:s text:c="29"/>its own IPC mechanism, like sockets </text:p>
      <text:p text:style-name="P2"/>
      <text:p text:style-name="P2"><text:s text:c="27"/>- systemd will generate appropriate </text:p>
      <text:p text:style-name="P2"><text:s text:c="29"/>notification to the target </text:p>
      <text:p text:style-name="P2"><text:s text:c="29"/>process/service</text:p>
      <text:p text:style-name="P2"><text:s text:c="31"/></text:p>
      <text:p text:style-name="P2"/>
      <text:p text:style-name="P2"><text:s text:c="18"/>--&gt; in this case,what is the action/handling </text:p>
      <text:p text:style-name="P2"><text:s text:c="22"/>taken, for the notification of the signal </text:p>
      <text:p text:style-name="P2"><text:s text:c="22"/>??? </text:p>
      <text:p text:style-name="P2"><text:s text:c="27"/>- in this case, the action taken </text:p>
      <text:p text:style-name="P2"><text:s text:c="27"/>is re-reading the configuration file</text:p>
      <text:p text:style-name="P2"><text:s text:c="27"/>and changing the operations, accordingly </text:p>
      <text:p text:style-name="P2"><text:s text:c="28"/></text:p>
      <text:p text:style-name="P2"><text:s text:c="13"/>- so, following is the typical summary for </text:p>
      <text:p text:style-name="P2"><text:s text:c="15"/>signal management, in a Unix/Linux systems :</text:p>
      <text:p text:style-name="P2"><text:s text:c="16"/>- signals/notifications are generated, </text:p>
      <text:p text:style-name="P2"><text:s text:c="18"/>by processes/utilities(including shell) </text:p>
      <text:p text:style-name="P2"><text:s text:c="18"/>or system/core </text:p>
      <text:p text:style-name="P2"><text:s text:c="16"/>- when a signal is generated/notified to </text:p>
      <text:p text:style-name="P2"><text:s text:c="18"/>a target process, corresponding signal </text:p>
      <text:p text:style-name="P2"><text:s text:c="17"/>is recorded/generated, in the pd </text:p>
      <text:p text:style-name="P2"><text:s text:c="16"/>- once recorded, certain action/actions </text:p>
      <text:p text:style-name="P2"><text:s text:c="18"/>is taken, as per the settings, for </text:p>
      <text:p text:style-name="P2"><text:s text:c="18"/>the signal </text:p>
      <text:p text:style-name="P2"><text:s text:c="16"/>- in most cases, default settings and actions</text:p>
      <text:p text:style-name="P2"><text:s text:c="18"/>are used </text:p>
      <text:p text:style-name="P2"><text:soft-page-break/><text:s text:c="16"/>- in certain cases, instead of default settings </text:p>
      <text:p text:style-name="P2"><text:s text:c="18"/>and actions, a customized action can be </text:p>
      <text:p text:style-name="P2"><text:s text:c="18"/>set-up, for the process/application/daemon </text:p>
      <text:p text:style-name="P2"/>
      <text:p text:style-name="P2"><text:s text:c="16"/>- in the case of SIGKILL, only default action </text:p>
      <text:p text:style-name="P2"><text:s text:c="18"/>is allowed , so the system will abnormally </text:p>
      <text:p text:style-name="P2"><text:s text:c="18"/>/forcibly terminate the target process</text:p>
      <text:p text:style-name="P2"/>
      <text:p text:style-name="P2"><text:s text:c="16"/>- in the case of SIGSTOP or similar SIGTSTP, </text:p>
      <text:p text:style-name="P2"><text:s text:c="18"/>the default action will be to forcibly </text:p>
      <text:p text:style-name="P2"><text:s text:c="18"/>stop/suspend the process/service </text:p>
      <text:p text:style-name="P2"><text:s text:c="16"/></text:p>
      <text:p text:style-name="P2"><text:s text:c="16"/>- in the case of SIGSEGV, system generates the </text:p>
      <text:p text:style-name="P2"><text:s text:c="18"/>signal to the process and process is abnormally </text:p>
      <text:p text:style-name="P2"><text:s text:c="18"/>/forcibly terminated </text:p>
      <text:p text:style-name="P2"/>
      <text:p text:style-name="P2"><text:s text:c="16"/>- in the case of SIGHUP, instead of default action, </text:p>
      <text:p text:style-name="P2"><text:s text:c="18"/>there will be a custom action, where the </text:p>
      <text:p text:style-name="P2"><text:s text:c="18"/>target daemon /service will re-read the new </text:p>
      <text:p text:style-name="P2"><text:s text:c="18"/>configuration file and take actions <text:s text:c="2"/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3:38:24.329233388</meta:creation-date>
    <dc:date>2019-03-18T23:58:14.329636327</dc:date>
    <meta:editing-duration>PT19M4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6" meta:paragraph-count="695" meta:word-count="4148" meta:character-count="31332" meta:non-whitespace-character-count="21090"/>
  </office:meta>
</office:document-meta>
</file>